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234cm"/>
    </style:style>
    <style:style style:name="gr5" style:family="graphic" style:parent-style-name="objectwithoutfill">
      <style:graphic-properties draw:fill="none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.95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3.291cm" fo:min-width="7.159cm"/>
    </style:style>
    <style:style style:name="gr8" style:family="graphic" style:parent-style-name="standard">
      <style:graphic-properties draw:marker-end="Arrow" draw:marker-end-width="0.3cm" draw:textarea-horizontal-align="center" draw:textarea-vertical-align="middle"/>
    </style:style>
    <style:style style:name="gr9" style:family="graphic" style:parent-style-name="standard">
      <style:graphic-properties draw:marker-end="Arrow" draw:marker-end-width="0.3cm" draw:textarea-horizontal-align="center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89cm" fo:min-width="7.159cm"/>
    </style:style>
    <style:style style:name="P1" style:family="paragraph">
      <style:paragraph-properties fo:text-align="center"/>
    </style:style>
    <style:style style:name="P2" style:family="paragraph">
      <style:text-properties fo:font-size="6pt" style:font-size-asian="6pt" style:font-size-complex="6pt"/>
    </style:style>
    <style:style style:name="P3" style:family="paragraph">
      <style:paragraph-properties fo:text-align="center"/>
      <style:text-properties fo:font-size="8pt" style:font-size-asian="8pt" style:font-size-complex="8pt"/>
    </style:style>
    <style:style style:name="P4" style:family="paragraph">
      <style:text-properties fo:font-size="8pt" style:font-size-asian="8pt" style:font-size-complex="8pt"/>
    </style:style>
    <style:style style:name="P5" style:family="paragraph">
      <style:text-properties fo:font-size="12pt" style:font-size-asian="12pt" style:font-size-complex="12pt"/>
    </style:style>
    <style:style style:name="P6" style:family="paragraph">
      <style:text-properties fo:font-size="5pt" style:font-size-asian="5pt" style:font-size-complex="5pt"/>
    </style:style>
    <style:style style:name="T1" style:family="text">
      <style:text-properties fo:font-size="6pt" style:font-size-asian="6pt" style:font-size-complex="6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8pt" fo:font-weight="bold" style:font-size-asian="8pt" style:font-weight-asian="bold" style:font-size-complex="8pt" style:font-weight-complex="bold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7pt" style:font-size-asian="7pt" style:font-size-complex="7pt"/>
    </style:style>
    <style:style style:name="T6" style:family="text">
      <style:text-properties fo:font-size="5pt" style:font-size-asian="5pt" style:font-size-complex="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.635cm" svg:y1="11.795cm" svg:x2="18.78cm" svg:y2="11.795cm">
          <text:p/>
        </draw:line>
        <draw:line draw:style-name="gr1" draw:text-style-name="P1" draw:layer="layout" svg:x1="3.54cm" svg:y1="23.86cm" svg:x2="11.795cm" svg:y2="11.795cm">
          <text:p/>
        </draw:line>
        <draw:line draw:style-name="gr1" draw:text-style-name="P1" draw:layer="layout" svg:x1="-0.27cm" svg:y1="23.86cm" svg:x2="7.985cm" svg:y2="11.795cm">
          <text:p/>
        </draw:line>
        <draw:frame draw:style-name="gr2" draw:text-style-name="P2" draw:layer="layout" svg:width="1.213cm" svg:height="0.493cm" svg:x="5.9cm" svg:y="11.795cm">
          <draw:text-box>
            <text:p><text:span text:style-name="T1">theta_p</text:span></text:p>
          </draw:text-box>
        </draw:frame>
        <draw:line draw:style-name="gr1" draw:text-style-name="P1" draw:layer="layout" svg:x1="7.35cm" svg:y1="9.89cm" svg:x2="9.89cm" svg:y2="16.875cm">
          <text:p/>
        </draw:line>
        <draw:frame draw:style-name="gr2" draw:text-style-name="P2" draw:layer="layout" svg:width="1.433cm" svg:height="0.493cm" svg:x="9.256cm" svg:y="12.43cm">
          <draw:text-box>
            <text:p><text:span text:style-name="T1">lambda_p</text:span></text:p>
          </draw:text-box>
        </draw:frame>
        <draw:line draw:style-name="gr3" draw:text-style-name="P1" draw:layer="layout" svg:x1="7.985cm" svg:y1="11.795cm" svg:x2="10.525cm" svg:y2="13.7cm">
          <text:p/>
        </draw:line>
        <draw:line draw:style-name="gr1" draw:text-style-name="P1" draw:layer="layout" svg:x1="7.985cm" svg:y1="11.795cm" svg:x2="7.985cm" svg:y2="21.955cm">
          <text:p/>
        </draw:line>
        <draw:line draw:style-name="gr1" draw:text-style-name="P1" draw:layer="layout" svg:x1="9.255cm" svg:y1="15.605cm" svg:x2="9.255cm" svg:y2="21.955cm">
          <text:p/>
        </draw:line>
        <draw:line draw:style-name="gr3" draw:text-style-name="P1" draw:layer="layout" svg:x1="7.985cm" svg:y1="17.359cm" svg:x2="9.255cm" svg:y2="17.359cm">
          <text:p/>
        </draw:line>
        <draw:frame draw:style-name="gr4" draw:text-style-name="P2" draw:layer="layout" svg:width="1.734cm" svg:height="0.569cm" svg:x="7.888cm" svg:y="17.568cm">
          <draw:text-box>
            <text:p><text:span text:style-name="T1">lambda_c</text:span></text:p>
          </draw:text-box>
        </draw:frame>
        <draw:path draw:style-name="gr5" draw:text-style-name="P3" draw:layer="layout" svg:width="0.635cm" svg:height="0.384cm" draw:transform="rotate (1.5118041980772) translate (7.15152183947826cm 12.4045706739318cm)" svg:viewBox="0 0 636 385" svg:d="m636 15741c-694 5-635 385-635 385">
          <text:p/>
        </draw:path>
        <draw:path draw:style-name="gr5" draw:text-style-name="P3" draw:layer="layout" svg:width="0.84cm" svg:height="0.332cm" draw:transform="rotate (1.15453530019403) translate (8.261cm 12.469cm)" svg:viewBox="0 0 841 333" svg:d="m0 25195c576 607 841 198 841 198">
          <text:p/>
        </draw:path>
        <draw:frame draw:style-name="gr2" draw:text-style-name="P2" draw:layer="layout" svg:width="1.201cm" svg:height="0.493cm" svg:x="8.697cm" svg:y="11.724cm">
          <draw:text-box>
            <text:p><text:span text:style-name="T1">theta_s</text:span></text:p>
          </draw:text-box>
        </draw:frame>
      </draw:page>
      <draw:page draw:name="page2" draw:style-name="dp1" draw:master-page-name="Default">
        <office:forms form:automatic-focus="false" form:apply-design-mode="false"/>
        <draw:line draw:style-name="gr1" draw:text-style-name="P1" draw:layer="layout" svg:x1="3.6cm" svg:y1="11.795cm" svg:x2="10.583cm" svg:y2="11.795cm">
          <text:p/>
        </draw:line>
        <draw:line draw:style-name="gr1" draw:text-style-name="P1" draw:layer="layout" svg:x1="1.18cm" svg:y1="23.86cm" svg:x2="9.435cm" svg:y2="11.795cm">
          <text:p/>
        </draw:line>
        <draw:line draw:style-name="gr1" draw:text-style-name="P1" draw:layer="layout" svg:x1="-2.63cm" svg:y1="23.86cm" svg:x2="5.625cm" svg:y2="11.795cm">
          <text:p/>
        </draw:line>
        <draw:frame draw:style-name="gr2" draw:text-style-name="P2" draw:layer="layout" svg:width="1.213cm" svg:height="0.493cm" svg:x="3.54cm" svg:y="11.795cm">
          <draw:text-box>
            <text:p><text:span text:style-name="T1">theta_p</text:span></text:p>
          </draw:text-box>
        </draw:frame>
        <draw:line draw:style-name="gr1" draw:text-style-name="P1" draw:layer="layout" svg:x1="4.99cm" svg:y1="9.89cm" svg:x2="7.53cm" svg:y2="16.875cm">
          <text:p/>
        </draw:line>
        <draw:frame draw:style-name="gr6" draw:text-style-name="P2" draw:layer="layout" svg:width="1.454cm" svg:height="0.493cm" svg:x="6.896cm" svg:y="12.43cm">
          <draw:text-box>
            <text:p><text:span text:style-name="T1">lambda_p</text:span></text:p>
          </draw:text-box>
        </draw:frame>
        <draw:line draw:style-name="gr3" draw:text-style-name="P1" draw:layer="layout" svg:x1="5.625cm" svg:y1="11.795cm" svg:x2="8.165cm" svg:y2="13.7cm">
          <text:p/>
        </draw:line>
        <draw:line draw:style-name="gr1" draw:text-style-name="P1" draw:layer="layout" svg:x1="5.625cm" svg:y1="11.795cm" svg:x2="5.625cm" svg:y2="18.43cm">
          <text:p/>
        </draw:line>
        <draw:line draw:style-name="gr1" draw:text-style-name="P1" draw:layer="layout" svg:x1="6.968cm" svg:y1="15.386cm" svg:x2="6.968cm" svg:y2="18.311cm">
          <text:p/>
        </draw:line>
        <draw:line draw:style-name="gr3" draw:text-style-name="P1" draw:layer="layout" svg:x1="5.625cm" svg:y1="17.359cm" svg:x2="6.964cm" svg:y2="17.359cm">
          <text:p/>
        </draw:line>
        <draw:frame draw:style-name="gr4" draw:text-style-name="P2" draw:layer="layout" svg:width="1.734cm" svg:height="0.569cm" svg:x="5.528cm" svg:y="17.568cm">
          <draw:text-box>
            <text:p><text:span text:style-name="T1">lambda_c</text:span></text:p>
          </draw:text-box>
        </draw:frame>
        <draw:path draw:style-name="gr5" draw:text-style-name="P3" draw:layer="layout" svg:width="0.635cm" svg:height="0.384cm" draw:transform="rotate (1.5118041980772) translate (4.79152183947826cm 12.4045706739318cm)" svg:viewBox="0 0 636 385" svg:d="m636 11029c-694 5-635 385-635 385">
          <text:p/>
        </draw:path>
        <draw:path draw:style-name="gr5" draw:text-style-name="P3" draw:layer="layout" svg:width="0.84cm" svg:height="0.332cm" draw:transform="rotate (1.15453530019403) translate (5.901cm 12.469cm)" svg:viewBox="0 0 841 333" svg:d="m0 20878c576 607 841 198 841 198">
          <text:p/>
        </draw:path>
        <draw:frame draw:style-name="gr2" draw:text-style-name="P2" draw:layer="layout" svg:width="1.201cm" svg:height="0.493cm" svg:x="6.337cm" svg:y="11.724cm">
          <draw:text-box>
            <text:p><text:span text:style-name="T1">theta_s</text:span></text:p>
          </draw:text-box>
        </draw:frame>
        <draw:path draw:style-name="gr5" draw:text-style-name="P3" draw:layer="layout" svg:width="0.558cm" svg:height="0.313cm" draw:transform="rotate (-0.904080552534079) translate (6.126cm 16.72cm)" svg:viewBox="0 0 559 314" svg:d="m0 11051c501 0 559 314 559 314l-3-20">
          <text:p/>
        </draw:path>
        <draw:frame draw:style-name="gr2" draw:text-style-name="P2" draw:layer="layout" svg:width="1.213cm" svg:height="0.493cm" svg:x="5.788cm" svg:y="16.677cm">
          <draw:text-box>
            <text:p><text:span text:style-name="T1">theta_p</text:span></text:p>
          </draw:text-box>
        </draw:frame>
        <draw:frame draw:style-name="gr7" draw:text-style-name="P2" draw:layer="layout" svg:width="11.572cm" svg:height="13.541cm" svg:x="9.594cm" svg:y="9.848cm">
          <draw:text-box>
            <text:p text:style-name="P2"><text:span text:style-name="T2">theta_p, lambda_p, and lambda_c are known,</text:span></text:p>
            <text:p text:style-name="P2"><text:span text:style-name="T2">R1-3, theta_s is unknown.</text:span></text:p>
            <text:p text:style-name="P2"><text:span text:style-name="T2"/></text:p>
            <text:p text:style-name="P2"><text:span text:style-name="T2"/></text:p>
            <text:p text:style-name="P2"><text:span text:style-name="T2">1. <text:s/>R3 = R1 cos(90-theta_p) – R2 cos(180-(theta_s+theta_p))</text:span></text:p>
            <text:p text:style-name="P2"><text:span text:style-name="T2">1b. R3 = R1 sin(theta_p) + R2 cos(theta_s+theta_p)</text:span></text:p>
            <text:p text:style-name="P2"><text:span text:style-name="T2"/></text:p>
            <text:p text:style-name="P2"><text:span text:style-name="T2"/></text:p>
            <text:p text:style-name="P2"><text:span text:style-name="T2">2. <text:s/>lambda_c = R3 cos (theta_p)</text:span></text:p>
            <text:p text:style-name="P2"><text:span text:style-name="T2"/></text:p>
            <text:p text:style-name="P2"><text:span text:style-name="T2">3. <text:s/>lambda_p = R1 sin (90-theta_p) = R1 cos(theta_p)</text:span></text:p>
            <text:p text:style-name="P2"><text:span text:style-name="T2">4. <text:s/>R1 = lambda_p/(cos(theta_p))</text:span></text:p>
            <text:p text:style-name="P2"><text:span text:style-name="T2">3b. lambda_p = R2 sin(theta_s + theta_p)</text:span></text:p>
            <text:p text:style-name="P2"><text:span text:style-name="T2">5. <text:s/>R2 = <text:s/>= lambda_p/(sin(theta_s+theta_p))</text:span></text:p>
            <text:p text:style-name="P2"><text:span text:style-name="T2"/></text:p>
            <text:p text:style-name="P2"><text:span text:style-name="T2">Use 4 and 5 in 1:</text:span></text:p>
            <text:p text:style-name="P2"><text:span text:style-name="T2">6. R3 = lambda_p(tan(90-theta_p) + 1/tan(theta_s+theta_p) )</text:span></text:p>
            <text:p text:style-name="P2"><text:span text:style-name="T2"/></text:p>
            <text:p text:style-name="P2"><text:span text:style-name="T2">Put 6 in 2:</text:span></text:p>
            <text:p text:style-name="P2"><text:span text:style-name="T2">7. lambda_c = <text:s/>lambda_p(tan(theta_p) + 1/tan(theta_s+theta_p) ) cos(theta_p)</text:span></text:p>
            <text:p text:style-name="P2"><text:span text:style-name="T2"/></text:p>
            <text:p text:style-name="P2"><text:span text:style-name="T2">Solve for theta_s:</text:span></text:p>
            <text:p text:style-name="P2"><text:span text:style-name="T2">lambda_c/cos(theta_p) = lambda_p*tan(theta_p) + lambda_p/tan(theta_s+theta_p)</text:span></text:p>
            <text:p text:style-name="P2"><text:span text:style-name="T2"/></text:p>
            <text:p text:style-name="P2"><text:span text:style-name="T2">lambda_p/tan(theta_s+theta_p) <text:s/>= - lambda_p*tan(theta_p) + lambda_c/cos(theta_p)</text:span></text:p>
            <text:p text:style-name="P2"><text:span text:style-name="T2"/></text:p>
            <text:p text:style-name="P2"><text:span text:style-name="T2">lambda_p/( - lambda_p*tan(theta_p) + lambda_c/cos(theta_p)) = tan(theta_s+theta_p)</text:span></text:p>
            <text:p text:style-name="P2"><text:span text:style-name="T2"/></text:p>
            <text:p text:style-name="P2"><text:span text:style-name="T3">theta_s = </text:span></text:p>
            <text:p text:style-name="P2"><text:span text:style-name="T3">atan( lambda_p/( lambda_c/cos(theta_p)) - lambda_p*tan(theta_p) ) - theta_p</text:span></text:p>
            <text:p text:style-name="P2"><text:span text:style-name="T3"/></text:p>
            <text:p text:style-name="P2"><text:span text:style-name="T2"/></text:p>
            <text:p text:style-name="P2"><text:span text:style-name="T2">R2 cos(theta_s) = lambda_c <text:s/>→ would using this simplify the equation?</text:span></text:p>
            <text:p text:style-name="P2"><text:span text:style-name="T2"/></text:p>
            <text:p text:style-name="P2"><text:span text:style-name="T2"/></text:p>
            <text:p text:style-name="P2"><text:span text:style-name="T2">MAX theta_s = 90 degrees</text:span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</draw:text-box>
        </draw:frame>
        <draw:frame draw:style-name="gr2" draw:text-style-name="P4" draw:layer="layout" svg:width="0.862cm" svg:height="0.569cm" svg:x="5.005cm" svg:y="14.428cm">
          <draw:text-box>
            <text:p><text:span text:style-name="T2">R1</text:span></text:p>
          </draw:text-box>
        </draw:frame>
        <draw:frame draw:style-name="gr2" draw:text-style-name="P4" draw:layer="layout" svg:width="0.862cm" svg:height="0.569cm" svg:x="5.887cm" svg:y="13.856cm">
          <draw:text-box>
            <text:p><text:span text:style-name="T2">R2</text:span></text:p>
          </draw:text-box>
        </draw:frame>
        <draw:frame draw:style-name="gr2" draw:text-style-name="P4" draw:layer="layout" svg:width="0.862cm" svg:height="0.569cm" svg:x="5.852cm" svg:y="15.7cm">
          <draw:text-box>
            <text:p><text:span text:style-name="T2">R3</text:span></text:p>
          </draw:text-box>
        </draw:frame>
        <draw:frame draw:style-name="gr2" draw:text-style-name="P5" draw:layer="layout" svg:width="2.301cm" svg:height="2.147cm" svg:x="1.396cm" svg:y="17.785cm">
          <draw:text-box>
            <text:p><text:span text:style-name="T4">Incident </text:span></text:p>
            <text:p><text:span text:style-name="T4">projector </text:span></text:p>
            <text:p><text:span text:style-name="T4">patterned</text:span></text:p>
            <text:p><text:span text:style-name="T4">light</text:span></text:p>
          </draw:text-box>
        </draw:frame>
        <draw:frame draw:style-name="gr2" draw:text-style-name="P5" draw:layer="layout" svg:width="2.013cm" svg:height="0.725cm" svg:x="5.292cm" svg:y="20.485cm">
          <draw:text-box>
            <text:p text:style-name="P5"><text:span text:style-name="T4">Camera</text:span></text:p>
          </draw:text-box>
        </draw:frame>
        <draw:line draw:style-name="gr8" draw:text-style-name="P1" draw:layer="layout" svg:x1="3.196cm" svg:y1="17.786cm" svg:x2="3.931cm" svg:y2="16.757cm">
          <text:p/>
        </draw:line>
        <draw:frame draw:style-name="gr2" draw:text-style-name="P5" draw:layer="layout" svg:width="1.899cm" svg:height="1.199cm" svg:x="5.199cm" svg:y="9.592cm">
          <draw:text-box>
            <text:p><text:span text:style-name="T4">Object </text:span></text:p>
            <text:p><text:span text:style-name="T4">surface</text:span></text:p>
          </draw:text-box>
        </draw:frame>
        <draw:line draw:style-name="gr9" draw:text-style-name="P3" draw:layer="layout" svg:x1="6.266cm" svg:y1="18.538cm" svg:x2="6.284cm" svg:y2="20.54cm">
          <text:p text:style-name="P1"><text:span text:style-name="T2">Reflected light</text:span></text:p>
          <text:p text:style-name="P1"><text:span text:style-name="T2"/></text:p>
          <text:p text:style-name="P1"><text:span text:style-name="T2"/></text:p>
        </draw:line>
        <draw:frame draw:style-name="gr2" draw:text-style-name="P4" draw:layer="layout" svg:width="2.602cm" svg:height="1.205cm" svg:x="0.882cm" svg:y="11.172cm">
          <draw:text-box>
            <text:p text:style-name="P4"><text:span text:style-name="T2">reference plane</text:span></text:p>
            <text:p text:style-name="P4"><text:span text:style-name="T2">orthogonal to </text:span></text:p>
            <text:p text:style-name="P4"><text:span text:style-name="T2">camera direction</text:span></text:p>
          </draw:text-box>
        </draw:frame>
      </draw:page>
      <draw:page draw:name="page3" draw:style-name="dp1" draw:master-page-name="Default">
        <office:forms form:automatic-focus="false" form:apply-design-mode="false"/>
        <draw:line draw:style-name="gr1" draw:text-style-name="P1" draw:layer="layout" svg:x1="2.534cm" svg:y1="11.685cm" svg:x2="6.979cm" svg:y2="11.685cm">
          <text:p/>
        </draw:line>
        <draw:line draw:style-name="gr1" draw:text-style-name="P1" draw:layer="layout" svg:x1="3.532cm" svg:y1="19.487cm" svg:x2="11.787cm" svg:y2="7.422cm">
          <text:p/>
        </draw:line>
        <draw:line draw:style-name="gr1" draw:text-style-name="P1" draw:layer="layout" svg:x1="-0.168cm" svg:y1="19.377cm" svg:x2="8.087cm" svg:y2="7.312cm">
          <text:p/>
        </draw:line>
        <draw:frame draw:style-name="gr2" draw:text-style-name="P2" draw:layer="layout" svg:width="1.213cm" svg:height="0.493cm" svg:x="2.989cm" svg:y="11.685cm">
          <draw:text-box>
            <text:p><text:span text:style-name="T1">theta_p</text:span></text:p>
          </draw:text-box>
        </draw:frame>
        <draw:line draw:style-name="gr1" draw:text-style-name="P1" draw:layer="layout" svg:x1="5.023cm" svg:y1="11.715cm" svg:x2="11.605cm" svg:y2="7.828cm">
          <text:p/>
        </draw:line>
        <draw:frame draw:style-name="gr6" draw:text-style-name="P2" draw:layer="layout" svg:width="1.454cm" svg:height="0.493cm" svg:x="6.345cm" svg:y="12.32cm">
          <draw:text-box>
            <text:p><text:span text:style-name="T1">lambda_p</text:span></text:p>
          </draw:text-box>
        </draw:frame>
        <draw:line draw:style-name="gr3" draw:text-style-name="P1" draw:layer="layout" svg:x1="5.074cm" svg:y1="11.685cm" svg:x2="7.614cm" svg:y2="13.59cm">
          <text:p/>
        </draw:line>
        <draw:line draw:style-name="gr1" draw:text-style-name="P1" draw:layer="layout" svg:x1="5.074cm" svg:y1="11.685cm" svg:x2="5.074cm" svg:y2="18.925cm">
          <text:p/>
        </draw:line>
        <draw:line draw:style-name="gr1" draw:text-style-name="P1" draw:layer="layout" svg:x1="11.636cm" svg:y1="7.889cm" svg:x2="11.636cm" svg:y2="18.484cm">
          <text:p/>
        </draw:line>
        <draw:line draw:style-name="gr3" draw:text-style-name="P1" draw:layer="layout" svg:x1="5.074cm" svg:y1="17.249cm" svg:x2="11.567cm" svg:y2="17.249cm">
          <text:p/>
        </draw:line>
        <draw:frame draw:style-name="gr4" draw:text-style-name="P2" draw:layer="layout" svg:width="1.734cm" svg:height="0.569cm" svg:x="7.696cm" svg:y="17.385cm">
          <draw:text-box>
            <text:p><text:span text:style-name="T1">lambda_c</text:span></text:p>
          </draw:text-box>
        </draw:frame>
        <draw:path draw:style-name="gr5" draw:text-style-name="P3" draw:layer="layout" svg:width="0.635cm" svg:height="0.384cm" draw:transform="rotate (1.5118041980772) translate (4.24052183947826cm 12.2945706739318cm)" svg:viewBox="0 0 636 385" svg:d="m636 9916c-694 5-635 385-635 385">
          <text:p/>
        </draw:path>
        <draw:path draw:style-name="gr5" draw:text-style-name="P3" draw:layer="layout" svg:width="0.818cm" svg:height="0.18cm" draw:transform="skewX (-0.524820506074596) rotate (1.78145756751028) translate (6.40125317761588cm 11.7668703933056cm)" svg:viewBox="0 0 819 181" svg:d="m819 7598c-560 329-819 108-819 108">
          <text:p/>
        </draw:path>
        <draw:frame draw:style-name="gr2" draw:text-style-name="P2" draw:layer="layout" svg:width="1.272cm" svg:height="0.493cm" svg:x="7.082cm" svg:y="10.848cm">
          <draw:text-box>
            <text:p><text:span text:style-name="T1">-theta_s</text:span></text:p>
          </draw:text-box>
        </draw:frame>
        <draw:path draw:style-name="gr5" draw:text-style-name="P3" draw:layer="layout" svg:width="0.558cm" svg:height="0.313cm" draw:transform="rotate (-0.904080552534079) translate (5.575cm 16.61cm)" svg:viewBox="0 0 559 314" svg:d="m0 11781c501 0 559 314 559 314l-3-20">
          <text:p/>
        </draw:path>
        <draw:frame draw:style-name="gr2" draw:text-style-name="P2" draw:layer="layout" svg:width="1.213cm" svg:height="0.493cm" svg:x="5.237cm" svg:y="16.567cm">
          <draw:text-box>
            <text:p><text:span text:style-name="T1">theta_p</text:span></text:p>
          </draw:text-box>
        </draw:frame>
        <draw:frame draw:style-name="gr10" draw:text-style-name="P6" draw:layer="layout" svg:width="4.058cm" svg:height="2.561cm" svg:x="12.092cm" svg:y="10.567cm">
          <draw:text-box>
            <text:p><text:span text:style-name="T5"/></text:p>
            <text:p><text:span text:style-name="T5"/></text:p>
            <text:p><text:span text:style-name="T5"/></text:p>
            <text:p><text:span text:style-name="T5">MIN(theta_s) = -theta_p </text:span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/></text:p>
          </draw:text-box>
        </draw:frame>
        <draw:frame draw:style-name="gr2" draw:text-style-name="P4" draw:layer="layout" svg:width="0.862cm" svg:height="0.569cm" svg:x="4.454cm" svg:y="14.318cm">
          <draw:text-box>
            <text:p><text:span text:style-name="T2">R1</text:span></text:p>
          </draw:text-box>
        </draw:frame>
        <draw:frame draw:style-name="gr2" draw:text-style-name="P4" draw:layer="layout" svg:width="0.862cm" svg:height="0.569cm" svg:x="7.89cm" svg:y="9.108cm">
          <draw:text-box>
            <text:p><text:span text:style-name="T2">R2</text:span></text:p>
          </draw:text-box>
        </draw:frame>
        <draw:frame draw:style-name="gr2" draw:text-style-name="P4" draw:layer="layout" svg:width="0.862cm" svg:height="0.569cm" svg:x="8.534cm" svg:y="12.449cm">
          <draw:text-box>
            <text:p><text:span text:style-name="T2">R3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0-01-05T06:29:01.32</meta:creation-date>
    <dc:date>2010-01-06T04:29:59.85</dc:date>
    <meta:editing-duration>PT02H41M28S</meta:editing-duration>
    <meta:editing-cycles>59</meta:editing-cycles>
    <meta:generator>OpenOffice.org/3.1$Win32 OpenOffice.org_project/310m19$Build-9420</meta:generator>
    <meta:document-statistic meta:object-count="60"/>
  </office:meta>
</office:document-meta>
</file>